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506cm"/>
    </style:style>
    <style:style style:name="Tabla2.B" style:family="table-column">
      <style:table-column-properties style:column-width="9.301cm"/>
    </style:style>
    <style:style style:name="Tabla2.C" style:family="table-column">
      <style:table-column-properties style:column-width="6.188cm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8.5cm"/>
    </style:style>
    <style:style style:name="Tabla6.B" style:family="table-column">
      <style:table-column-properties style:column-width="8.495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Tabla6.B6" style:family="table-cell">
      <style:table-cell-properties fo:background-color="#cc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6.A7" style:family="table-cell">
      <style:table-cell-properties fo:background-color="#3399ff" fo:padding="0.097cm" fo:border-left="0.002cm solid #000000" fo:border-right="none" fo:border-top="none" fo:border-bottom="0.002cm solid #000000">
        <style:background-image/>
      </style:table-cell-properties>
    </style:style>
    <style:style style:name="Tabla6.B7" style:family="table-cell">
      <style:table-cell-properties fo:background-color="#33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6.974cm" fo:margin-left="0.014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4.396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2.605cm"/>
    </style:style>
    <style:style style:name="Tabla1.E" style:family="table-column">
      <style:table-column-properties style:column-width="2.82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74cm" fo:margin-left="0.014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4.396cm"/>
    </style:style>
    <style:style style:name="Tabla3.C" style:family="table-column">
      <style:table-column-properties style:column-width="4.112cm"/>
    </style:style>
    <style:style style:name="Tabla3.D" style:family="table-column">
      <style:table-column-properties style:column-width="3.44cm"/>
    </style:style>
    <style:style style:name="Tabla3.E" style:family="table-column">
      <style:table-column-properties style:column-width="2.829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E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74cm" fo:margin-left="0.014cm" table:align="left"/>
    </style:style>
    <style:style style:name="Tabla4.A" style:family="table-column">
      <style:table-column-properties style:column-width="2.808cm"/>
    </style:style>
    <style:style style:name="Tabla4.B" style:family="table-column">
      <style:table-column-properties style:column-width="2.829cm"/>
    </style:style>
    <style:style style:name="Tabla4.C" style:family="table-column">
      <style:table-column-properties style:column-width="2.85cm"/>
    </style:style>
    <style:style style:name="Tabla4.D" style:family="table-column">
      <style:table-column-properties style:column-width="4.242cm"/>
    </style:style>
    <style:style style:name="Tabla4.E" style:family="table-column">
      <style:table-column-properties style:column-width="4.244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E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74cm" fo:margin-left="0.014cm" table:align="left"/>
    </style:style>
    <style:style style:name="Tabla5.A" style:family="table-column">
      <style:table-column-properties style:column-width="2.808cm"/>
    </style:style>
    <style:style style:name="Tabla5.B" style:family="table-column">
      <style:table-column-properties style:column-width="2.829cm"/>
    </style:style>
    <style:style style:name="Tabla5.C" style:family="table-column">
      <style:table-column-properties style:column-width="11.337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.974cm" fo:margin-left="0.014cm" table:align="left"/>
    </style:style>
    <style:style style:name="Tabla7.A" style:family="table-column">
      <style:table-column-properties style:column-width="1.609cm"/>
    </style:style>
    <style:style style:name="Tabla7.B" style:family="table-column">
      <style:table-column-properties style:column-width="2.341cm"/>
    </style:style>
    <style:style style:name="Tabla7.C" style:family="table-column">
      <style:table-column-properties style:column-width="2.775cm"/>
    </style:style>
    <style:style style:name="Tabla7.D" style:family="table-column">
      <style:table-column-properties style:column-width="5.569cm"/>
    </style:style>
    <style:style style:name="Tabla7.E" style:family="table-column">
      <style:table-column-properties style:column-width="1.304cm"/>
    </style:style>
    <style:style style:name="Tabla7.F" style:family="table-column">
      <style:table-column-properties style:column-width="3.378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F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974cm" fo:margin-left="0.014cm" table:align="left"/>
    </style:style>
    <style:style style:name="Tabla8.A" style:family="table-column">
      <style:table-column-properties style:column-width="2.808cm"/>
    </style:style>
    <style:style style:name="Tabla8.B" style:family="table-column">
      <style:table-column-properties style:column-width="1.914cm"/>
    </style:style>
    <style:style style:name="Tabla8.C" style:family="table-column">
      <style:table-column-properties style:column-width="8.04cm"/>
    </style:style>
    <style:style style:name="Tabla8.D" style:family="table-column">
      <style:table-column-properties style:column-width="1.383cm"/>
    </style:style>
    <style:style style:name="Tabla8.E" style:family="table-column">
      <style:table-column-properties style:column-width="2.829cm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E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cm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2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loext:contextual-spacing="false" fo:margin-top="0cm" fo:margin-bottom="0cm" fo:line-height="115%" fo:orphans="0" fo:widows="0" fo:break-before="column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7pt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Lucida Sans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Lucida Sans" fo:font-size="8pt" fo:letter-spacing="-0.012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outline="false" style:text-line-through-styl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2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  <style:background-image/>
      </style:paragraph-properties>
      <style:text-properties fo:color="#221f1f" style:text-outline="false" style:text-line-through-style="none" style:text-position="-5% 100%" style:font-name="Lucida Sans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16" style:family="paragraph" style:parent-style-name="Standard">
      <style:paragraph-properties loext:contextual-spacing="false" fo:margin-left="0cm" fo:margin-right="-0.083cm" fo:margin-top="0cm" fo:margin-bottom="0cm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fo:background-color="transparent" style:font-size-asian="8pt" style:font-name-complex="Lucida Sans" style:font-size-complex="8pt"/>
    </style:style>
    <style:style style:name="P21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22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23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bold" style:font-size-asian="6pt" style:font-style-asian="normal" style:font-weight-asian="bold" style:font-name-complex="Lucida Sans" style:font-size-complex="6pt" style:font-weight-complex="bold" style:text-emphasize="none"/>
    </style:style>
    <style:style style:name="P24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25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26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bold" style:text-emphasize="none"/>
    </style:style>
    <style:style style:name="P27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weight-complex="bold" style:text-emphasize="none"/>
    </style:style>
    <style:style style:name="P28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29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0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Lucida Sans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weight-complex="bold" style:text-emphasize="none"/>
    </style:style>
    <style:style style:name="P31" style:family="paragraph" style:parent-style-name="Preformatted_20_Text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32" style:family="paragraph" style:parent-style-name="Text_20_body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33" style:family="paragraph" style:parent-style-name="Standard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34" style:family="paragraph" style:parent-style-name="Text_20_body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weight-complex="bold" style:text-emphasize="none"/>
    </style:style>
    <style:style style:name="P35" style:family="paragraph" style:parent-style-name="Text_20_body">
      <style:paragraph-properties loext:contextual-spacing="false" fo:margin-left="0cm" fo:margin-right="1cm" fo:margin-top="0cm" fo:margin-bottom="0.101cm" fo:line-height="100%" fo:text-align="center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36" style:family="paragraph" style:parent-style-name="Text_20_body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37" style:family="paragraph" style:parent-style-name="Text_20_body" style:master-page-name="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38" style:family="paragraph" style:parent-style-name="Text_20_body">
      <style:paragraph-properties loext:contextual-spacing="false" fo:margin-left="0cm" fo:margin-right="0.021cm" fo:margin-top="0cm" fo:margin-bottom="0.101cm" fo:line-height="1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39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40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41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letter-spacing="-0.007cm" fo:font-style="normal" fo:text-shadow="none" style:text-underline-style="none" fo:font-weight="bold" style:font-size-asian="6pt" style:font-style-asian="normal" style:font-weight-asian="bold" style:font-name-complex="Lucida Sans" style:font-size-complex="6pt" style:font-weight-complex="bold" style:text-emphasize="none"/>
    </style:style>
    <style:style style:name="P42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43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44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" style:font-size-complex="6pt" style:text-emphasize="none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" style:font-size-complex="8pt"/>
    </style:style>
    <style:style style:name="T1" style:family="text">
      <style:text-properties fo:color="#221f1f"/>
    </style:style>
    <style:style style:name="T2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T3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12cm" style:font-name-complex="Lucida Sans"/>
    </style:style>
    <style:style style:name="T6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7" style:family="text">
      <style:text-properties fo:color="#221f1f" fo:font-weight="normal" style:font-weight-asian="normal" style:font-weight-complex="normal"/>
    </style:style>
    <style:style style:name="T8" style:family="text">
      <style:text-properties fo:color="#221f1f" fo:letter-spacing="-0.007cm" fo:font-weight="normal" style:font-weight-asian="normal" style:font-weight-complex="normal"/>
    </style:style>
    <style:style style:name="T9" style:family="text">
      <style:text-properties fo:color="#221f1f" fo:letter-spacing="-0.007cm" fo:font-style="normal" style:font-style-asian="normal" style:font-name-complex="Lucida Sans" style:font-style-complex="normal"/>
    </style:style>
    <style:style style:name="T10" style:family="text">
      <style:text-properties fo:color="#221f1f" style:text-outline="false" style:text-line-through-style="none" fo:text-shadow="none" style:text-emphasize="none"/>
    </style:style>
    <style:style style:name="T11" style:family="text">
      <style:text-properties fo:color="#221f1f" style:text-outline="false" style:text-line-through-style="none" fo:text-shadow="none" fo:font-weight="bold" style:font-weight-asian="bold" style:font-weight-complex="bold" style:text-emphasize="none"/>
    </style:style>
    <style:style style:name="T12" style:family="text">
      <style:text-properties fo:color="#221f1f" style:text-outline="false" style:text-line-through-style="none" style:font-name="Arial1" fo:font-size="6pt" fo:letter-spacing="-0.007cm" fo:text-shadow="none" style:font-size-asian="6pt" style:font-size-complex="6pt" style:font-weight-complex="bold" style:text-emphasize="none"/>
    </style:style>
    <style:style style:name="T13" style:family="text">
      <style:text-properties fo:color="#221f1f" style:text-outline="false" style:text-line-through-style="none" style:font-name="Arial1" fo:letter-spacing="-0.007cm" fo:text-shadow="none" fo:background-color="#ffff00" style:font-weight-complex="bold" style:text-emphasize="none"/>
    </style:style>
    <style:style style:name="T14" style:family="text">
      <style:text-properties fo:color="#221f1f" style:text-outline="false" style:text-line-through-style="none" style:font-name="Arial1" fo:letter-spacing="-0.007cm" fo:text-shadow="none" style:font-weight-complex="bold" style:text-emphasize="none"/>
    </style:style>
    <style:style style:name="T15" style:family="text">
      <style:text-properties fo:color="#221f1f" style:text-outline="false" style:text-line-through-style="none" style:text-position="-5% 100%" style:font-name="Arial" fo:font-size="6pt" fo:letter-spacing="-0.012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T16" style:family="text">
      <style:text-properties fo:color="#221f1f" style:text-outline="false" style:text-line-through-styl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T17" style:family="text">
      <style:text-properties fo:color="#221f1f" style:text-outline="false" style:text-line-through-style="none" style:text-position="-5% 100%" fo:letter-spacing="-0.007cm" fo:font-style="normal" fo:text-shadow="none" style:text-underline-style="none" style:font-style-asian="normal" style:text-emphasize="none"/>
    </style:style>
    <style:style style:name="T18" style:family="text">
      <style:text-properties fo:color="#221f1f" style:font-name-complex="Lucida Sans"/>
    </style:style>
    <style:style style:name="T19" style:family="text">
      <style:text-properties fo:color="#221f1f" fo:letter-spacing="-0.012cm" style:font-name-complex="Lucida Sans"/>
    </style:style>
    <style:style style:name="T20" style:family="text">
      <style:text-properties fo:color="#221f1f" fo:font-size="6pt" style:font-size-asian="6pt" style:font-size-complex="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ff3300"/>
    </style:style>
    <style:style style:name="T23" style:family="text">
      <style:text-properties style:text-position="-5% 100%" style:font-name="Lucida Sans"/>
    </style:style>
    <style:style style:name="T24" style:family="text">
      <style:text-properties style:text-position="-5% 100%" style:font-name="Lucida Sans" fo:font-size="8pt" style:font-size-asian="8pt" style:font-size-complex="8pt"/>
    </style:style>
    <style:style style:name="T25" style:family="text">
      <style:text-properties fo:font-variant="normal" fo:text-transform="none"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bold" fo:background-color="transparent" style:font-size-asian="8pt" style:font-style-asian="normal" style:font-weight-asian="bold" style:font-name-complex="Lucida Sans" style:font-size-complex="8pt" style:font-weight-complex="bold" style:text-emphasize="none" loext:char-shading-value="0"/>
    </style:style>
    <style:style style:name="T26" style:family="text">
      <style:text-properties fo:font-variant="normal" fo:text-transform="none" style:font-name="Arial" fo:font-weight="normal" fo:background-color="transparent" style:font-weight-asian="normal" style:font-name-complex="Lucida Sans" style:font-weight-complex="normal" loext:char-shading-value="0"/>
    </style:style>
    <style:style style:name="T27" style:family="text">
      <style:text-properties fo:font-variant="normal" fo:text-transform="none" style:font-name="Arial" fo:background-color="transparent" style:font-name-complex="Lucida Sans" loext:char-shading-value="0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font-weight="bold" style:font-size-asian="6pt" style:font-weight-asian="bold" style:font-size-complex="6pt" style:font-weight-complex="bol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clientes para crédito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: asimage(o.commercial_partner_id.image,size_x=40,size_y=40)" text:anchor-type="paragraph" svg:x="0.15cm" svg:y="0.517cm" svg:width="1.152cm" svg:height="0.658cm" draw:z-index="0"><draw:text-box><text:p text:style-name="Frame_20_contents">Imagen</text:p><text:p text:style-name="Frame_20_contents"/></draw:text-box></draw:frame></text:p>
          </table:table-cell>
          <table:table-cell table:style-name="Tabla2.A1" office:value-type="string">
            <text:p text:style-name="P4"><text:span text:style-name="T2"><text:placeholder text:placeholder-type="text">&lt;o.commercial_partner_id.abc_sales_amount&gt;</text:placeholder></text:span><text:span text:style-name="T2">(</text:span><text:span text:style-name="T2"><text:placeholder text:placeholder-type="text">&lt;o.commercial_partner_id.internal_code&gt;</text:placeholder></text:span><text:span text:style-name="T2">) </text:span><text:span text:style-name="T3"><text:placeholder text:placeholder-type="text">&lt;o.commercial_partner_id.name&gt;</text:placeholder></text:span></text:p>
            <text:p text:style-name="P16"><text:placeholder text:placeholder-type="text">&lt;o.commercial_partner_id.street&gt;</text:placeholder></text:p>
            <text:p text:style-name="P5"><text:span text:style-name="T7">Comercial:</text:span><text:span text:style-name="T1"> </text:span><text:span text:style-name="T1"><text:text-input text:description="&lt;o.commercial_partner_id.user_id&gt;">vendedor</text:text-input></text:span></text:p>
            <text:p text:style-name="P5"><text:span text:style-name="T8">Cond. de Venta:</text:span><text:span text:style-name="T1"> </text:span><text:span text:style-name="T10"><text:placeholder text:placeholder-type="text">&lt;o.commercial_partner_id.property_payment_term_id[0].name&gt;</text:placeholder></text:span></text:p>
            <text:p text:style-name="P6"><text:span text:style-name="T10">Lista de precios: </text:span><text:span text:style-name="T11"><text:placeholder text:placeholder-type="text">&lt;o.commercial_partner_id.property_product_pricelist[0].name&gt;</text:placeholder></text:span><text:span text:style-name="T11"> → </text:span><text:span text:style-name="T12"><text:text-input text:description="&lt;for each=&quot;line5 in o.env['product.pricelist'].search( [['currency_id', '=', 1],['active', '=', 'True']])&quot;&gt;">For each</text:text-input></text:span><text:span text:style-name="T12"> </text:span><text:span text:style-name="T13"><text:text-input text:description="&lt; (line5.x_venta_min &lt;= sum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.mapped(lambda line: line.amount_total_company_signed ))/4&lt;line5.x_venta_max) and line5.name or ''&gt;">fecha</text:text-input></text:span><text:span text:style-name="T14"> </text:span><text:span text:style-name="T12"><text:text-input text:description="&lt;/for&gt;">End For</text:text-input></text:span></text:p>
            <text:p text:style-name="P6"><text:span text:style-name="T10">Moned</text:span><text:span text:style-name="T11">a: </text:span><text:span text:style-name="T11"><text:placeholder text:placeholder-type="text">&lt;o.commercial_partner_id.currency_id.name&gt;</text:placeholder></text:span></text:p>
          </table:table-cell>
          <table:table-cell table:style-name="Tabla2.A1" office:value-type="string">
            <text:p text:style-name="P3"><text:span text:style-name="T9">Teléfono</text:span><text:span text:style-name="T18">:</text:span><text:span text:style-name="T19"> </text:span><text:span text:style-name="T5"><text:placeholder text:placeholder-type="text">&lt;o.commercial_partner_id.phone&gt;</text:placeholder></text:span></text:p>
            <text:p text:style-name="P2"><text:span text:style-name="T9">Mail</text:span><text:span text:style-name="T18">:</text:span><text:span text:style-name="T19"> </text:span><text:span text:style-name="T5"><text:placeholder text:placeholder-type="text">&lt;o.commercial_partner_id.email&gt;</text:placeholder></text:span></text:p>
            <text:p text:style-name="P7"><text:span text:style-name="T6">CUIT:</text:span><text:span text:style-name="T4"><text:placeholder text:placeholder-type="text">&lt;o.commercial_partner_id.main_id_number&gt;</text:placeholder></text:span></text:p>
            <text:p text:style-name="P7"><text:span text:style-name="T6">Cond. IVA:</text:span><text:span text:style-name="T4"> </text:span><text:span text:style-name="T4"><text:placeholder text:placeholder-type="text">&lt;o.commercial_partner_id.afip_responsability_type_id.name&gt;</text:placeholder></text:span>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">venta promedio de cada operación del cuatrimestre *</text:p>
          </table:table-cell>
          <table:table-cell table:style-name="Tabla6.B1" office:value-type="string">
            <text:p text:style-name="P15"><text:s/><text:text-input text:description="&lt;if test=&quot;len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)&gt;0&quot;&gt;">if</text:text-input><text:span text:style-name="T21"> </text:span><text:span text:style-name="T21"><text:text-input text:description="&lt;formatLang(sum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))]]).mapped(lambda line: line.amount_total_company_signed))/len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))&gt;">sum</text:text-input></text:span><text:text-input text:description="&lt;/if&gt;">if</text:text-input></text:p>
          </table:table-cell>
        </table:table-row>
        <table:table-row>
          <table:table-cell table:style-name="Tabla6.A2" office:value-type="string">
            <text:p text:style-name="P9">Promedio de venta del cuatrimestre *</text:p>
          </table:table-cell>
          <table:table-cell table:style-name="Tabla6.B2" office:value-type="string">
            <text:p text:style-name="P10"><text:text-input text:description="&lt;formatLang(sum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.mapped(lambda line: line.amount_total_company_signed ))/4)&gt;">sum</text:text-input></text:p>
          </table:table-cell>
        </table:table-row>
        <table:table-row>
          <table:table-cell table:style-name="Tabla6.A2" office:value-type="string">
            <text:p text:style-name="P9">Promedio de cobro del cuatrimestre *</text:p>
          </table:table-cell>
          <table:table-cell table:style-name="Tabla6.B2" office:value-type="string">
            <text:p text:style-name="P10"><text:text-input text:description="&lt;formatLang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 ) )]]).mapped(lambda line: line.payments_amount))/4)&gt;">sum</text:text-input></text:p>
          </table:table-cell>
        </table:table-row>
        <table:table-row>
          <table:table-cell table:style-name="Tabla6.A2" office:value-type="string">
            <text:p text:style-name="P9">Deuda sin indexar</text:p>
          </table:table-cell>
          <table:table-cell table:style-name="Tabla6.B2" office:value-type="string">
            <text:p text:style-name="P10"><text:text-input text:description="&lt;formatLang(o.commercial_partner_id.credit)&gt;">sum</text:text-input></text:p>
          </table:table-cell>
        </table:table-row>
        <table:table-row>
          <table:table-cell table:style-name="Tabla6.A2" office:value-type="string">
            <text:p text:style-name="P9">Limite de credito</text:p>
          </table:table-cell>
          <table:table-cell table:style-name="Tabla6.B2" office:value-type="string">
            <text:p text:style-name="P11"><text:text-input text:description="&lt;formatLang(o.commercial_partner_id.credit_limit)&gt;">limite_credito</text:text-input></text:p>
          </table:table-cell>
        </table:table-row>
        <table:table-row>
          <table:table-cell table:style-name="Tabla6.A6" office:value-type="string">
            <text:p text:style-name="P13"><text:span text:style-name="T1">Limite de credito estimado </text:span><text:span text:style-name="T20">(a revisar por encargado)</text:span></text:p>
          </table:table-cell>
          <table:table-cell table:style-name="Tabla6.B6" office:value-type="string">
            <text:p text:style-name="P10"><text:text-input text:description="&lt;formatLang(int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/4*1.25/1000)*1000)&gt;">sum</text:text-input></text:p>
          </table:table-cell>
        </table:table-row>
        <table:table-row>
          <table:table-cell table:style-name="Tabla6.A7" office:value-type="string">
            <text:p text:style-name="P13">Días deuda en la calle</text:p>
            <text:p text:style-name="P13">Días deuda en la calle con cheques</text:p>
          </table:table-cell>
          <table:table-cell table:style-name="Tabla6.B7" office:value-type="string">
            <text:p text:style-name="P10"><text:text-input text:description="&lt;int(sum(o.env['account.debt.line'].search( [['partner_id', '=', o.commercial_partner_id.id], ['internal_type', '=', 'receivable'],['reconciled', '=', False], ['account_id.reconcile', '=', True]]).mapped(lambda line: line.financial_amount_residual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 días</text:p>
            <text:p text:style-name="P10"><text:text-input text:description="&lt;int((sum(o.env['account.debt.line'].search( [['partner_id', '=', o.commercial_partner_id.id], ['internal_type', '=', 'receivable'],['reconciled', '=', False], ['account_id.reconcile', '=', True]]).mapped(lambda line: line.financial_amount_residual))+sum(o.env['account.check'].search( [['partner_id', '=', o.commercial_partner_id.id], ['payment_date', '&gt;',time.strftime(&quot;%Y-%m-%d&quot;, time.gmtime()) ]]).mapped(lambda line: line.amount)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 días</text:p>
          </table:table-cell>
        </table:table-row>
      </table:table>
      <text:p text:style-name="P14"><text:span text:style-name="T15">*en el período de</text:span><text:span text:style-name="T16"> </text:span><text:span text:style-name="T16"><text:text-input text:description="&lt; time.strftime(&quot;%Y-%m-%d&quot;, time.gmtime(time.time( )-120*24*60*60))&gt;">fecha</text:text-input></text:span><text:span text:style-name="T16"> y </text:span><text:span text:style-name="T16"><text:text-input text:description="&lt;time.strftime(&quot;%Y-%m-%d&quot;, time.gmtime())&gt;">fecha</text:text-input></text:span></text:p>
      <text:p text:style-name="P12"/>
      <text:p text:style-name="P34">Facturas sin imput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row>
          <table:table-cell table:style-name="Tabla1.A1" office:value-type="string">
            <text:p text:style-name="P17">Fecha</text:p>
          </table:table-cell>
          <table:table-cell table:style-name="Tabla1.A1" office:value-type="string">
            <text:p text:style-name="P17">Documento</text:p>
          </table:table-cell>
          <table:table-cell table:style-name="Tabla1.A1" office:value-type="string">
            <text:p text:style-name="P17">Vencimiento</text:p>
          </table:table-cell>
          <table:table-cell table:style-name="Tabla1.A1" office:value-type="string">
            <text:p text:style-name="P20">Importe</text:p>
          </table:table-cell>
          <table:table-cell table:style-name="Tabla1.A1" office:value-type="string">
            <text:p text:style-name="P18">Saldo</text:p>
          </table:table-cell>
          <table:table-cell table:style-name="Tabla1.F1" office:value-type="string">
            <text:p text:style-name="P18">Saldo Financiero</text:p>
          </table:table-cell>
        </table:table-row>
        <table:table-row>
          <table:table-cell table:style-name="Tabla1.A2" office:value-type="string">
            <text:p text:style-name="P21"><text:text-input text:description="&lt;for each=&quot;line1 in o.commercial_partner_id._get_debt_report_lines(company=o.company_id)&quot;&gt;">For each</text:text-input> 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F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4"><text:text-input text:description="&lt;formatLang(line1.date,date='true')&gt;">fecha</text:text-input> </text:p>
          </table:table-cell>
          <table:table-cell table:style-name="Tabla1.A2" office:value-type="string">
            <text:p text:style-name="P24"><text:text-input text:description="&lt;line1.name&gt;">fecha</text:text-input></text:p>
          </table:table-cell>
          <table:table-cell table:style-name="Tabla1.A2" office:value-type="string">
            <text:p text:style-name="P24"><text:text-input text:description="&lt;formatLang(line1.date_maturity,date='true')&gt;">fecha</text:text-input> </text:p>
          </table:table-cell>
          <table:table-cell table:style-name="Tabla1.A2" office:value-type="string">
            <text:p text:style-name="P25"><text:s/><text:text-input text:description="&lt;if test=&quot;not line1.currency_name&quot;&gt;">if</text:text-input> <text:text-input text:description="&lt;formatLang(line1.amount)&gt;">importe</text:text-input><text:text-input text:description="&lt;/if&gt;">if</text:text-input> <text:text-input text:description="&lt;if test=&quot;line1.currency_name&quot;&gt;">if</text:text-input><text:text-input text:description="&lt;line1.currency_name&gt;">moneda</text:text-input><text:text-input text:description="&lt;formatLang(line1.amount_currency)&gt;">importe</text:text-input><text:text-input text:description="&lt;/if&gt;">if</text:text-input></text:p>
          </table:table-cell>
          <table:table-cell table:style-name="Tabla1.A2" office:value-type="string">
            <text:p text:style-name="P25"><text:text-input text:description="&lt;formatLang(line1.amount_residual)&gt;">saldo</text:text-input></text:p>
          </table:table-cell>
          <table:table-cell table:style-name="Tabla1.F2" office:value-type="string">
            <text:p text:style-name="P26"><text:text-input text:description="&lt;if test=&quot;time.mktime(time.strptime(line1.date_maturity,&quot;%Y-%m-%d&quot;))&gt;=time.mktime(time.gmtime())&quot;&gt;">fecha</text:text-input><text:text-input text:description="&lt;formatLang(line1.financial_balance)&gt;">saldo</text:text-input><text:text-input text:description="&lt;/if&gt;">fecha</text:text-input><text:span text:style-name="T22"><text:text-input text:description="&lt;if test=&quot;time.mktime(time.strptime(line1.date_maturity,&quot;%Y-%m-%d&quot;))&lt;time.mktime(time.gmtime())&quot;&gt;">fecha</text:text-input></text:span><text:span text:style-name="T22"><text:text-input text:description="&lt;formatLang(line1.financial_balance)&gt;">saldo</text:text-input></text:span><text:text-input text:description="&lt;/if&gt;">fecha</text:text-input></text:p>
          </table:table-cell>
        </table:table-row>
        <table:table-row>
          <table:table-cell table:style-name="Tabla1.A2" office:value-type="string">
            <text:p text:style-name="P8"><text:text-input text:description="&lt;/for&gt;">End For</text:text-input>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F2" office:value-type="string">
            <text:p text:style-name="P22"><text:s/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7"/>
          </table:table-cell>
          <table:table-cell table:style-name="Tabla1.A2" table:number-columns-spanned="3" office:value-type="string">
            <text:p text:style-name="P35">Suma de Facturas sin imputar</text:p>
          </table:table-cell>
          <table:covered-table-cell/>
          <table:covered-table-cell/>
          <table:table-cell table:style-name="Tabla1.F2" office:value-type="string">
            <text:p text:style-name="P27"><text:span text:style-name="T23">$</text:span><text:span text:style-name="T23"><text:text-input text:description="&lt;formatLang(sum(o.env['account.debt.line'].search( [['partner_id', '=', o.commercial_partner_id.id], ['reconciled', '=', False], ['account_id.reconcile', '=', True]]).mapped(lambda line: line.financial_amount_residual)))&gt;">sum</text:text-input></text:span></text:p>
          </table:table-cell>
        </table:table-row>
      </table:table>
      <text:p text:style-name="P34"/>
      <text:p text:style-name="P34">Últimos recib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7">Fecha</text:p>
          </table:table-cell>
          <table:table-cell table:style-name="Tabla3.A1" office:value-type="string">
            <text:p text:style-name="P17">Documento</text:p>
          </table:table-cell>
          <table:table-cell table:style-name="Tabla3.A1" office:value-type="string">
            <text:p text:style-name="P17">Usuario</text:p>
          </table:table-cell>
          <table:table-cell table:style-name="Tabla3.A1" office:value-type="string">
            <text:p text:style-name="P18">Estado</text:p>
          </table:table-cell>
          <table:table-cell table:style-name="Tabla3.E1" office:value-type="string">
            <text:p text:style-name="P18">Importe</text:p>
          </table:table-cell>
        </table:table-row>
        <table:table-row>
          <table:table-cell table:style-name="Tabla3.A2" office:value-type="string">
            <text:p text:style-name="P21"><text:text-input text:description="&lt;for each=&quot;line1 in o.env['account.payment.group'].search( [['partner_id', '=', o.commercial_partner_id.id],['state', '!=', 'draft'], ['payment_date', '&gt;', time.strftime(&quot;%Y-%m-%d&quot;, time.gmtime(time.time( )-120*24*60*60))]])&quot;&gt;">For each</text:text-input> 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E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24"><text:text-input text:description="&lt;formatLang(line1.payment_date,date='true')&gt;">fecha</text:text-input> </text:p>
          </table:table-cell>
          <table:table-cell table:style-name="Tabla3.A2" office:value-type="string">
            <text:p text:style-name="P28"><text:text-input text:description="&lt;line1.display_name&gt;">fecha</text:text-input></text:p>
          </table:table-cell>
          <table:table-cell table:style-name="Tabla3.A2" office:value-type="string">
            <text:p text:style-name="P28"><text:text-input text:description="&lt;line1.create_uid.name&gt;">fecha</text:text-input></text:p>
          </table:table-cell>
          <table:table-cell table:style-name="Tabla3.A2" office:value-type="string">
            <text:p text:style-name="P25"><text:text-input text:description="&lt;get_selection_item (line1, 'state')&gt;">fecha</text:text-input></text:p>
          </table:table-cell>
          <table:table-cell table:style-name="Tabla3.E2" office:value-type="string">
            <text:p text:style-name="P25"><text:text-input text:description="&lt;line1.currency_id.name&gt;">moneda</text:text-input> <text:text-input text:description="&lt;formatLang(line1.payments_amount)&gt;">saldo</text:text-input></text:p>
          </table:table-cell>
        </table:table-row>
        <table:table-row>
          <table:table-cell table:style-name="Tabla3.A2" office:value-type="string">
            <text:p text:style-name="P8"><text:text-input text:description="&lt;/for&gt;">End For</text:text-input>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E2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17"/>
          </table:table-cell>
          <table:table-cell table:style-name="Tabla3.A2" table:number-columns-spanned="2" office:value-type="string">
            <text:p text:style-name="P19">Suma de Últimos<text:span text:style-name="T17"> recibos</text:span></text:p>
          </table:table-cell>
          <table:covered-table-cell/>
          <table:table-cell table:style-name="Tabla3.E2" office:value-type="string">
            <text:p text:style-name="P30">$<text:text-input text:description="&lt;formatLang(sum(o.env['account.payment.group'].search( [['partner_id', '=', o.commercial_partner_id.id],['state', '!=', 'draft'],['payment_date', '&gt;', time.strftime(&quot;%Y-%m-%d&quot;, time.gmtime(time.time( )-120*24*60*60))]]).mapped(lambda line: line.payments_amount)))&gt;">sum</text:text-input></text:p>
          </table:table-cell>
        </table:table-row>
      </table:table>
      <text:p text:style-name="P36"/>
      <text:p text:style-name="P36">Cheques en carter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7">Fecha</text:p>
          </table:table-cell>
          <table:table-cell table:style-name="Tabla4.A1" office:value-type="string">
            <text:p text:style-name="P17">Fecha Vencimiento</text:p>
          </table:table-cell>
          <table:table-cell table:style-name="Tabla4.A1" office:value-type="string">
            <text:p text:style-name="P17">Banco</text:p>
          </table:table-cell>
          <table:table-cell table:style-name="Tabla4.A1" office:value-type="string">
            <text:p text:style-name="P18">Numero</text:p>
          </table:table-cell>
          <table:table-cell table:style-name="Tabla4.E1" office:value-type="string">
            <text:p text:style-name="P18">importe</text:p>
          </table:table-cell>
        </table:table-row>
        <table:table-row>
          <table:table-cell table:style-name="Tabla4.A2" office:value-type="string">
            <text:p text:style-name="P21"><text:text-input text:description="&lt;for each=&quot;line1 in o.env['account.check'].search( [['first_partner_id', '=', o.commercial_partner_id.id], ['payment_date', '&gt;', time.strftime(&quot;%Y-%m-%d&quot;, time.gmtime(time.time( )-15*24*60*60))]]).sorted(key=lambda r: (r. payment_date  ))&quot;&gt;">For each</text:text-input> </text:p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E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P24"><text:text-input text:description="&lt;formatLang(line1.issue_date,date='true')&gt;">fecha</text:text-input> </text:p>
          </table:table-cell>
          <table:table-cell table:style-name="Tabla4.A2" office:value-type="string">
            <text:p text:style-name="P24"><text:text-input text:description="&lt;formatLang(line1.payment_date,date='true')&gt;">fecha</text:text-input> </text:p>
          </table:table-cell>
          <table:table-cell table:style-name="Tabla4.A2" office:value-type="string">
            <text:p text:style-name="P24"><text:text-input text:description="&lt;line1.name&gt;">fecha</text:text-input> - <text:text-input text:description="&lt;line1.state&gt;">fecha</text:text-input></text:p>
          </table:table-cell>
          <table:table-cell table:style-name="Tabla4.A2" office:value-type="string">
            <text:p text:style-name="P25"><text:text-input text:description="&lt;line1.bank_id.name&gt;">fimporte</text:text-input> <text:span text:style-name="T28"><text:text-input text:description="&lt;line1.owner_name&gt;">fimporte</text:text-input></text:span></text:p>
          </table:table-cell>
          <table:table-cell table:style-name="Tabla4.E2" office:value-type="string">
            <text:p text:style-name="P25"><text:text-input text:description="&lt;formatLang(line1.amount)&gt;">fimporte</text:text-input></text:p>
          </table:table-cell>
        </table:table-row>
        <table:table-row>
          <table:table-cell table:style-name="Tabla4.A2" office:value-type="string">
            <text:p text:style-name="P8"><text:text-input text:description="&lt;/for&gt;">End For</text:text-input></text:p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E2" office:value-type="string">
            <text:p text:style-name="P22"><text:s/></text:p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E2" office:value-type="string">
            <text:p text:style-name="P23"><text:s/><text:span text:style-name="T24"><text:text-input text:description="&lt;formatLang(sum(o.env['account.check'].search( [['first_partner_id', '=', o.commercial_partner_id.id], ['payment_date', '&gt;',time.strftime(&quot;%Y-%m-%d&quot;, time.gmtime(time.time( )-15*24*60*60)) ]]).mapped(lambda line: line.amount)))&gt;">sum</text:text-input></text:span></text:p>
          </table:table-cell>
        </table:table-row>
      </table:table>
      <text:p text:style-name="P33"/>
      <text:p text:style-name="P36">Ultimas comunicaciones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7">Fecha</text:p>
          </table:table-cell>
          <table:table-cell table:style-name="Tabla5.A1" office:value-type="string">
            <text:p text:style-name="P17">Usuario </text:p>
          </table:table-cell>
          <table:table-cell table:style-name="Tabla5.C1" office:value-type="string">
            <text:p text:style-name="P17">Nota</text:p>
          </table:table-cell>
        </table:table-row>
        <table:table-row>
          <table:table-cell table:style-name="Tabla5.A2" office:value-type="string">
            <text:p text:style-name="P21"><text:text-input text:description="&lt;for each=&quot;o1 in len(o.commercial_partner_id.message_ids)&gt;=5 and o.commercial_partner_id.message_ids[0:5] or o.commercial_partner_id.message_ids&quot;&gt;">For each</text:text-input> </text:p>
          </table:table-cell>
          <table:table-cell table:style-name="Tabla5.A2" office:value-type="string">
            <text:p text:style-name="P17"/>
          </table:table-cell>
          <table:table-cell table:style-name="Tabla5.C2" office:value-type="string">
            <text:p text:style-name="P17"/>
          </table:table-cell>
        </table:table-row>
        <table:table-row>
          <table:table-cell table:style-name="Tabla5.A2" office:value-type="string">
            <text:p text:style-name="P24"><text:text-input text:description="&lt;formatLang(o1.date,date='true')&gt;">fecha</text:text-input></text:p>
          </table:table-cell>
          <table:table-cell table:style-name="Tabla5.A2" office:value-type="string">
            <text:p text:style-name="P24"><text:s/><text:text-input text:description="&lt;o1.create_uid.name&gt;">fecha</text:text-input></text:p>
          </table:table-cell>
          <table:table-cell table:style-name="Tabla5.C2" office:value-type="string">
            <text:p text:style-name="P24"><text:text-input text:description="&lt;o1.description&gt;">fecha</text:text-input></text:p>
          </table:table-cell>
        </table:table-row>
        <table:table-row>
          <table:table-cell table:style-name="Tabla5.A2" office:value-type="string">
            <text:p text:style-name="P8"><text:text-input text:description="&lt;/for&gt;">End For</text:text-input></text:p>
          </table:table-cell>
          <table:table-cell table:style-name="Tabla5.A2" office:value-type="string">
            <text:p text:style-name="P17"/>
          </table:table-cell>
          <table:table-cell table:style-name="Tabla5.C2" office:value-type="string">
            <text:p text:style-name="P17"/>
          </table:table-cell>
        </table:table-row>
      </table:table>
      <text:p text:style-name="P31"><text:span text:style-name="Source_20_Text"><text:span text:style-name="T27"/></text:span></text:p>
      <text:p text:style-name="P36">Pendientes de entrega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office:value-type="string">
            <text:p text:style-name="P17">Fecha</text:p>
          </table:table-cell>
          <table:table-cell table:style-name="Tabla7.A1" office:value-type="string">
            <text:p text:style-name="P17">Documento</text:p>
          </table:table-cell>
          <table:table-cell table:style-name="Tabla7.A1" office:value-type="string">
            <text:p text:style-name="P17">Orden de compra</text:p>
          </table:table-cell>
          <table:table-cell table:style-name="Tabla7.A1" office:value-type="string">
            <text:p text:style-name="P17">Producto</text:p>
          </table:table-cell>
          <table:table-cell table:style-name="Tabla7.A1" office:value-type="string">
            <text:p text:style-name="P18">Creador</text:p>
          </table:table-cell>
          <table:table-cell table:style-name="Tabla7.F1" office:value-type="string">
            <text:p text:style-name="P18">Cantidad pedida / cantidad Entregada / <text:soft-page-break/>cantidad devuelta</text:p>
            <text:p text:style-name="P18">Cantidad facturada</text:p>
          </table:table-cell>
        </table:table-row>
        <table:table-row>
          <table:table-cell table:style-name="Tabla7.A2" office:value-type="string">
            <text:p text:style-name="P21"><text:text-input text:description="&lt;for each=&quot;line1 in o.env['sale.order.line'].search( [['order_partner_id', '=', o.commercial_partner_id.id],['state', '!=', 'cancel'],['delivery_status', '=', 'to deliver']])&quot;&gt;">For each</text:text-input> </text:p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F2" office:value-type="string">
            <text:p text:style-name="P17"/>
          </table:table-cell>
        </table:table-row>
        <table:table-row>
          <table:table-cell table:style-name="Tabla7.A2" office:value-type="string">
            <text:p text:style-name="P21"><text:text-input text:description="&lt;formatLang(line1.create_date,date='true')&gt;">fecha</text:text-input> </text:p>
          </table:table-cell>
          <table:table-cell table:style-name="Tabla7.A2" office:value-type="string">
            <text:p text:style-name="P21"><text:text-input text:description="&lt;line1.order_id&gt;">fecha</text:text-input> </text:p>
          </table:table-cell>
          <table:table-cell table:style-name="Tabla7.A2" office:value-type="string">
            <text:p text:style-name="P21"><text:text-input text:description="&lt;line1.order_id.purchase_order_number&gt;">fecha</text:text-input></text:p>
          </table:table-cell>
          <table:table-cell table:style-name="Tabla7.A2" office:value-type="string">
            <text:p text:style-name="P28"><text:text-input text:description="&lt;line1.product_brand_id.name&gt;">fecha</text:text-input> <text:text-input text:description="&lt;line1.internal_code&gt;">fecha</text:text-input> <text:text-input text:description="&lt;line1.supplier_code&gt;">fecha</text:text-input> <text:text-input text:description="&lt;line1.name&gt;">fecha</text:text-input></text:p>
          </table:table-cell>
          <table:table-cell table:style-name="Tabla7.A2" office:value-type="string">
            <text:p text:style-name="P22"><text:text-input text:description="&lt;line1.create_uid.name&gt;">fecha</text:text-input></text:p>
          </table:table-cell>
          <table:table-cell table:style-name="Tabla7.F2" office:value-type="string">
            <text:p text:style-name="P29"><text:text-input text:description="&lt;line1.product_uom_qty&gt;">fecha</text:text-input>/<text:text-input text:description="&lt;line1.qty_delivered&gt;">fecha</text:text-input>/<text:text-input text:description="&lt;line1.qty_returned&gt;">fecha</text:text-input>/<text:text-input text:description="&lt;line1.qty_invoiced&gt;">fecha</text:text-input></text:p>
          </table:table-cell>
        </table:table-row>
        <table:table-row>
          <table:table-cell table:style-name="Tabla7.A2" office:value-type="string">
            <text:p text:style-name="P8"><text:text-input text:description="&lt;/for&gt;">End For</text:text-input></text:p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F2" office:value-type="string">
            <text:p text:style-name="P17"/>
          </table:table-cell>
        </table:table-row>
      </table:table>
      <text:p text:style-name="P33"><text:span text:style-name="Source_20_Text"><text:span text:style-name="T25"/></text:span></text:p>
      <text:p text:style-name="P37">Pendientes bloqueados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17">Fecha</text:p>
          </table:table-cell>
          <table:table-cell table:style-name="Tabla8.A1" office:value-type="string">
            <text:p text:style-name="P17">Documento / orden de compra</text:p>
          </table:table-cell>
          <table:table-cell table:style-name="Tabla8.A1" office:value-type="string">
            <text:p text:style-name="P17">Estado</text:p>
            <text:p text:style-name="P17">Bloqueo</text:p>
          </table:table-cell>
          <table:table-cell table:style-name="Tabla8.A1" office:value-type="string">
            <text:p text:style-name="P18">Creador</text:p>
          </table:table-cell>
          <table:table-cell table:style-name="Tabla8.E1" office:value-type="string">
            <text:p text:style-name="P18">Importe</text:p>
          </table:table-cell>
        </table:table-row>
        <table:table-row>
          <table:table-cell table:style-name="Tabla8.A2" office:value-type="string">
            <text:p text:style-name="P21"><text:text-input text:description="&lt;for each=&quot;line1 in o.env['sale.order'].search( [['partner_id', '=', o.commercial_partner_id.id],['date_order', '&gt;',time.strftime(&quot;%Y-%m-%d&quot;, time.gmtime(time.time( )-30*24*60*60)) ]])&quot;&gt;">For each</text:text-input> </text:p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E2" office:value-type="string">
            <text:p text:style-name="P17"/>
          </table:table-cell>
        </table:table-row>
        <table:table-row>
          <table:table-cell table:style-name="Tabla8.A2" office:value-type="string">
            <text:p text:style-name="P28"><text:text-input text:description="&lt;formatLang(line1.date_order,date='true')&gt;">fecha</text:text-input> </text:p>
          </table:table-cell>
          <table:table-cell table:style-name="Tabla8.A2" office:value-type="string">
            <text:p text:style-name="P28"><text:text-input text:description="&lt;line1.name&gt;">fecha</text:text-input> </text:p>
          </table:table-cell>
          <table:table-cell table:style-name="Tabla8.A2" office:value-type="string">
            <text:p text:style-name="P28"><text:text-input text:description="&lt;line1.state&gt;">fecha</text:text-input></text:p>
            <text:p text:style-name="P28"><text:s/><text:span text:style-name="T29"><text:text-input text:description="&lt;for each=&quot;line2 in line1.exception_ids&quot;&gt;">For each</text:text-input></text:span><text:span text:style-name="T29"> <text:s/></text:span><text:span text:style-name="T21"><text:text-input text:description="&lt;line2.name&gt;">fecha</text:text-input></text:span><text:span text:style-name="T21"> </text:span><text:span text:style-name="T29"><text:text-input text:description="&lt;/for&gt;">End For</text:text-input></text:span></text:p>
          </table:table-cell>
          <table:table-cell table:style-name="Tabla8.A2" office:value-type="string">
            <text:p text:style-name="P29"><text:text-input text:description="&lt;line1.create_uid.name&gt;">fecha</text:text-input></text:p>
          </table:table-cell>
          <table:table-cell table:style-name="Tabla8.E2" office:value-type="string">
            <text:p text:style-name="P29"><text:text-input text:description="&lt;line1.currency_id.name&gt;">fecha</text:text-input> <text:text-input text:description="&lt;line1.amount_total&gt;">fecha</text:text-input></text:p>
          </table:table-cell>
        </table:table-row>
        <table:table-row>
          <table:table-cell table:style-name="Tabla8.A2" office:value-type="string">
            <text:p text:style-name="P8"><text:text-input text:description="&lt;/for&gt;">End For</text:text-input></text:p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A2" office:value-type="string">
            <text:p text:style-name="P17"/>
          </table:table-cell>
          <table:table-cell table:style-name="Tabla8.E2" office:value-type="string">
            <text:p text:style-name="P17"/>
          </table:table-cell>
        </table:table-row>
      </table:table>
      <text:p text:style-name="P32"><text:span text:style-name="Source_20_Text"><text:span text:style-name="T27"><text:line-break/></text:span></text:span></text:p>
      <text:p text:style-name="P38"><text:span text:style-name="Source_20_Text"><text:span text:style-name="T26"><text:s/></text:span></text:span><text:span text:style-name="Source_20_Text"><text:span text:style-name="T26"><text:subject>1.2</text:subject></text:span></text:span><text:span text:style-name="Source_20_Text"><text:span text:style-name="T26"> <text:s/></text:span></text:span><text:span text:style-name="Source_20_Text"><text:span text:style-name="T26"><text:date style:data-style-name="N37" text:date-value="2019-05-14T10:38:09.42">14/05/19</text:date></text:span></text:span><text:span text:style-name="Source_20_Text"><text:span text:style-name="T26"> <text:s/></text:span></text:span><text:span text:style-name="Source_20_Text"><text:span text:style-name="T26"><text:time style:data-style-name="N41" text:time-value="2019-05-14T10:38:09.42">10:38:08</text:time></text:span></text:span><text:span text:style-name="Source_20_Text"><text:span text:style-name="T26"> - <text:s/>Página </text:span></text:span><text:span text:style-name="Source_20_Text"><text:span text:style-name="T26"><text:page-number text:select-page="current">2</text:page-number></text:span></text:span><text:span text:style-name="Source_20_Text"><text:span text:style-name="T26">/</text:span></text:span><text:span text:style-name="Source_20_Text"><text:span text:style-name="T26"><text:page-count>2</text:page-coun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4cm" fo:margin-bottom="1.9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1T08:19:59.55</meta:creation-date>
    <dc:date>2019-05-14T10:38:09.27</dc:date>
    <meta:editing-duration>PT51M15S</meta:editing-duration>
    <meta:editing-cycles>26</meta:editing-cycles>
    <meta:generator>OpenOffice/4.1.3$Win32 OpenOffice.org_project/413m1$Build-9783</meta:generator>
    <dc:description>Version 1.2 - 30 marzo 2019
* adpatacion v11

Version 1.1 - 20 enero 2018
* reporte disponible en clientes y notas de venta 
* lista sugerida segun montos de compra
* mejoras de velocidad por restringiendo numero de reclamos y recibos

version de prueba beta 0.3 - 28 julio 2017
*correccion divicion por cero


version de prueba beta 0.2 - 26 julio 2017
*color rojo para lo vencido
*fechas automaticas</dc:description>
    <dc:subject>1.2</dc:subject>
    <meta:document-statistic meta:table-count="8" meta:image-count="0" meta:object-count="0" meta:page-count="2" meta:paragraph-count="119" meta:word-count="437" meta:character-count="2084"/>
  </office:meta>
</office:document-meta>
</file>